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4cm" fo:min-width="4.498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8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5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4cm" fo:min-width="4.654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measure" style:list-style-name="L1">
      <style:graphic-properties svg:stroke-width="0.053cm" draw:marker-start-width="0.279cm" draw:marker-end-width="0.279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20pt"/>
    </style:style>
    <style:style style:name="P5" style:family="paragraph">
      <loext:graphic-properties draw:fill="none" draw:fill-color="#ffffff"/>
      <style:text-properties fo:font-size="20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/>
    </style:style>
    <style:style style:name="T2" style:family="text">
      <style:text-properties style:text-position="-33% 100%" fo:font-size="20pt" fo:font-weight="normal" style:font-size-asian="18pt" style:font-weight-asian="normal" style:font-size-complex="18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-33% 58%" style:font-name="Liberation Sans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1.4cm" svg:x="9.7cm" svg:y="2.2cm">
          <text:p text:style-name="P1"><text:span text:style-name="T1">Access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98cm" svg:height="2.074cm" svg:x="0.002cm" svg:y="1.957cm">
          <draw:text-box>
            <text:p text:style-name="P3"><text:span text:style-name="T1">Module M</text:span><text:span text:style-name="T2">A</text:span></text:p>
            <text:p text:style-name="P3"><text:span text:style-name="T1">(synchronizer)</text:span></text:p>
          </draw:text-box>
        </draw:frame>
        <draw:custom-shape draw:style-name="gr1" draw:text-style-name="P2" draw:layer="layout" svg:width="4.6cm" svg:height="1.4cm" svg:x="14.3cm" svg:y="2.2cm">
          <text:p text:style-name="P1"><text:span text:style-name="T1">Transmi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16.3cm" svg:y="5.235cm">
          <text:p text:style-name="P1"><text:span text:style-name="T1">Re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4cm" svg:x="20.9cm" svg:y="5.25cm">
          <text:p text:style-name="P1"><text:span text:style-name="T1">Receiv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4.3cm" svg:y1="2.2cm" svg:x2="14.3cm" svg:y2="4.3cm">
          <text:p/>
        </draw:line>
        <draw:line draw:style-name="gr4" draw:text-style-name="P2" draw:layer="layout" svg:x1="14.3cm" svg:y1="3.6cm" svg:x2="16.4cm" svg:y2="5.3cm">
          <text:p/>
        </draw:line>
        <draw:line draw:style-name="gr4" draw:text-style-name="P2" draw:layer="layout" svg:x1="18.9cm" svg:y1="3.6cm" svg:x2="21cm" svg:y2="5.3cm">
          <text:p/>
        </draw:line>
        <draw:line draw:style-name="gr5" draw:text-style-name="P2" draw:layer="layout" svg:x1="5.1cm" svg:y1="1.6cm" svg:x2="25.8cm" svg:y2="1.6cm">
          <text:p/>
        </draw:line>
        <draw:line draw:style-name="gr3" draw:text-style-name="P2" draw:layer="layout" svg:x1="14.3cm" svg:y1="1.45cm" svg:x2="14.3cm" svg:y2="1.75cm">
          <text:p/>
        </draw:line>
        <draw:line draw:style-name="gr3" draw:text-style-name="P2" draw:layer="layout" svg:x1="20.9cm" svg:y1="1.45cm" svg:x2="20.9cm" svg:y2="1.75cm">
          <text:p/>
        </draw:line>
        <draw:frame draw:style-name="gr6" draw:text-style-name="P5" draw:layer="layout" svg:width="4.316cm" svg:height="1.047cm" svg:x="11.301cm" svg:y="4.169cm">
          <draw:text-box>
            <text:p><text:span text:style-name="T1">Propagation</text:span></text:p>
          </draw:text-box>
        </draw:frame>
        <draw:custom-shape draw:style-name="gr1" draw:text-style-name="P2" draw:layer="layout" svg:width="4.6cm" svg:height="1.4cm" svg:x="5.1cm" svg:y="2.2cm">
          <text:p text:style-name="P1"><text:span text:style-name="T1">Send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043cm" svg:height="1.047cm" svg:x="23.386cm" svg:y="1.738cm">
          <draw:text-box>
            <text:p><text:span text:style-name="T1">Time</text:span></text:p>
          </draw:text-box>
        </draw:frame>
        <draw:frame draw:style-name="gr8" draw:text-style-name="P4" draw:layer="layout" svg:width="5.154cm" svg:height="2.074cm" svg:x="0.046cm" svg:y="4.557cm">
          <draw:text-box>
            <text:p text:style-name="P3"><text:span text:style-name="T1">Module M</text:span><text:span text:style-name="T2">B</text:span></text:p>
            <text:p text:style-name="P3"><text:span text:style-name="T1">(synchronized)</text:span></text:p>
          </draw:text-box>
        </draw:frame>
        <draw:frame draw:style-name="gr9" draw:text-style-name="P6" draw:layer="layout" svg:width="0.885cm" svg:height="1.018cm" svg:x="13.96cm" svg:y="-0.07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6" draw:layer="layout" svg:width="0.789cm" svg:height="1.018cm" svg:x="20.55cm" svg:y="-0.07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10" draw:text-style-name="P7" draw:layer="measurelines" svg:x1="14.3cm" svg:y1="1.9cm" svg:x2="20.9cm" svg:y2="1.9cm">
          <text:p text:style-name="P7"><text:span text:style-name="T3">≈ </text:span><text:span text:style-name="T3">T</text:span><text:span text:style-name="T4">transfer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6:42:50.073871018</meta:creation-date>
    <dc:date>2017-12-02T07:53:14.916596604</dc:date>
    <meta:editing-duration>PT19H5M25S</meta:editing-duration>
    <meta:editing-cycles>44</meta:editing-cycles>
    <meta:generator>LibreOffice/5.1.6.2$Linux_X86_64 LibreOffice_project/1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ub>
      <mi mathvariant="normal">t</mi>
      <mi mathvariant="normal">s</mi>
    </msub>
    <annotation encoding="StarMath 5.0">t_{s}</annotation>
  </semantics>
</math>
</file>

<file path=Object 2/content.xml><?xml version="1.0" encoding="utf-8"?>
<math xmlns="http://www.w3.org/1998/Math/MathML" display="block">
  <semantics>
    <msub>
      <mi mathvariant="normal">t</mi>
      <mi mathvariant="normal">r</mi>
    </msub>
    <annotation encoding="StarMath 5.0">t_{r}</annotation>
  </semantics>
</math>
</file>